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">
      <style:table-cell-properties fo:background-color="#ffff99"/>
      <style:text-properties style:font-name="Arial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1">
      <style:text-properties style:use-window-font-color="true" style:font-name="Arial"/>
    </style:style>
    <style:style style:name="ce45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7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/>
    </style:style>
    <style:style style:name="ce51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/>
          </table:table-cell>
          <table:table-cell table:formula="of:=[.A2]*9.81" office:value-type="float" office:value="34335" calcext:value-type="float">
            <text:p/>
          </table:table-cell>
          <table:table-cell table:formula="of:=[.D2]/[.C2]" office:value-type="float" office:value="38.4060402684564" calcext:value-type="float">
            <text:p/>
          </table:table-cell>
          <table:table-cell table:formula="of:=[.E2]*[.B2]" office:value-type="float" office:value="858.375" calcext:value-type="float">
            <text:p/>
          </table:table-cell>
          <table:table-cell table:formula="of:=[.F2]/1000" office:value-type="float" office:value="0.8583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/>
          </table:table-cell>
          <table:table-cell table:formula="of:=[.A3]*9.81" office:value-type="float" office:value="101043" calcext:value-type="float">
            <text:p/>
          </table:table-cell>
          <table:table-cell table:formula="of:=[.D3]/[.C3]" office:value-type="float" office:value="306.190909090909" calcext:value-type="float">
            <text:p/>
          </table:table-cell>
          <table:table-cell table:formula="of:=[.E3]*[.B3]" office:value-type="float" office:value="8077.31618181818" calcext:value-type="float">
            <text:p/>
          </table:table-cell>
          <table:table-cell table:formula="of:=[.F3]/1000" office:value-type="float" office:value="8.07731618181818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/>
          </table:table-cell>
          <table:table-cell table:formula="of:=[.A4]*9.81" office:value-type="float" office:value="147836.7" calcext:value-type="float">
            <text:p/>
          </table:table-cell>
          <table:table-cell table:formula="of:=[.D4]/[.C4]" office:value-type="float" office:value="406.14478021978" calcext:value-type="float">
            <text:p/>
          </table:table-cell>
          <table:table-cell table:formula="of:=[.E4]*[.B4]" office:value-type="float" office:value="12667.6556950549" calcext:value-type="float">
            <text:p/>
          </table:table-cell>
          <table:table-cell table:formula="of:=[.F4]/1000" office:value-type="float" office:value="12.6676556950549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/>
          </table:table-cell>
          <table:table-cell table:formula="of:=[.A5]*9.81" office:value-type="float" office:value="190510.2" calcext:value-type="float">
            <text:p/>
          </table:table-cell>
          <table:table-cell table:formula="of:=[.D5]/[.C5]" office:value-type="float" office:value="523.37967032967" calcext:value-type="float">
            <text:p/>
          </table:table-cell>
          <table:table-cell table:formula="of:=[.E5]*[.B5]" office:value-type="float" office:value="14508.0844615385" calcext:value-type="float">
            <text:p/>
          </table:table-cell>
          <table:table-cell table:formula="of:=[.F5]/1000" office:value-type="float" office:value="14.5080844615385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6]*9.81" office:value-type="float" office:value="571452.12" calcext:value-type="float">
            <text:p/>
          </table:table-cell>
          <table:table-cell table:formula="of:=[.D6]/[.C6]" office:value-type="float" office:value="685.194388489209" calcext:value-type="float">
            <text:p/>
          </table:table-cell>
          <table:table-cell table:formula="of:=[.E6]*[.B6]" office:value-type="float" office:value="14395.9341021583" calcext:value-type="float">
            <text:p/>
          </table:table-cell>
          <table:table-cell table:formula="of:=[.F6]/1000" office:value-type="float" office:value="14.3959341021583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7]*9.81" office:value-type="float" office:value="644889.78" calcext:value-type="float">
            <text:p/>
          </table:table-cell>
          <table:table-cell table:formula="of:=[.D7]/[.C7]" office:value-type="float" office:value="773.249136690648" calcext:value-type="float">
            <text:p/>
          </table:table-cell>
          <table:table-cell table:formula="of:=[.E7]*[.B7]" office:value-type="float" office:value="16245.9643618705" calcext:value-type="float">
            <text:p/>
          </table:table-cell>
          <table:table-cell table:formula="of:=[.F7]/1000" office:value-type="float" office:value="16.2459643618705" calcext:value-type="float">
            <text:p/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/>
          </table:table-cell>
          <table:table-cell table:formula="of:=[.D8]/[.C8]" office:value-type="float" office:value="1130.8968" calcext:value-type="float">
            <text:p/>
          </table:table-cell>
          <table:table-cell table:formula="of:=[.E8]*[.B8]" office:value-type="float" office:value="45495.978264" calcext:value-type="float">
            <text:p/>
          </table:table-cell>
          <table:table-cell table:formula="of:=[.F8]/1000" office:value-type="float" office:value="45.495978264" calcext:value-type="float">
            <text:p/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/>
          </table:table-cell>
          <table:table-cell table:formula="of:=[.D9]/[.C9]" office:value-type="float" office:value="515.5155" calcext:value-type="float">
            <text:p/>
          </table:table-cell>
          <table:table-cell table:formula="of:=[.E9]*[.B9]" office:value-type="float" office:value="2460.039966" calcext:value-type="float">
            <text:p/>
          </table:table-cell>
          <table:table-cell table:formula="of:=[.F9]/1000" office:value-type="float" office:value="2.460039966" calcext:value-type="float">
            <text:p/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/>
          </table:table-cell>
          <table:table-cell table:formula="of:=[.D10]/[.C10]" office:value-type="float" office:value="1323.57142857143" calcext:value-type="float">
            <text:p/>
          </table:table-cell>
          <table:table-cell table:formula="of:=[.E10]*[.B10]" office:value-type="float" office:value="7692.59714285714" calcext:value-type="float">
            <text:p/>
          </table:table-cell>
          <table:table-cell table:formula="of:=[.F10]/1000" office:value-type="float" office:value="7.6925971428571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/>
          </table:table-cell>
          <table:table-cell table:formula="of:=[.D11]/[.C11]" office:value-type="float" office:value="2648.7" calcext:value-type="float">
            <text:p/>
          </table:table-cell>
          <table:table-cell table:formula="of:=[.E11]*[.B11]" office:value-type="float" office:value="121130.3484" calcext:value-type="float">
            <text:p/>
          </table:table-cell>
          <table:table-cell table:formula="of:=[.F11]/1000" office:value-type="float" office:value="121.130348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/>
          </table:table-cell>
          <table:table-cell table:formula="of:=[.D12]/[.C12]" office:value-type="float" office:value="2648.7" calcext:value-type="float">
            <text:p/>
          </table:table-cell>
          <table:table-cell table:formula="of:=[.E12]*[.B12]" office:value-type="float" office:value="108941.031" calcext:value-type="float">
            <text:p/>
          </table:table-cell>
          <table:table-cell table:formula="of:=[.F12]/1000" office:value-type="float" office:value="108.941031" calcext:value-type="float">
            <text:p/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/>
          </table:table-cell>
          <table:table-cell table:formula="of:=[.D13]/[.C13]" office:value-type="float" office:value="2766.0276" calcext:value-type="float">
            <text:p/>
          </table:table-cell>
          <table:table-cell table:formula="of:=[.E13]*[.B13]" office:value-type="float" office:value="155810.334708" calcext:value-type="float">
            <text:p/>
          </table:table-cell>
          <table:table-cell table:formula="of:=[.F13]/1000" office:value-type="float" office:value="155.810334708" calcext:value-type="float">
            <text:p/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/>
          </table:table-cell>
          <table:table-cell table:formula="of:=[.D14]/[.C14]" office:value-type="float" office:value="3691.80790540541" calcext:value-type="float">
            <text:p/>
          </table:table-cell>
          <table:table-cell table:formula="of:=[.E14]*[.B14]" office:value-type="float" office:value="80998.2654445946" calcext:value-type="float">
            <text:p/>
          </table:table-cell>
          <table:table-cell table:formula="of:=[.F14]/1000" office:value-type="float" office:value="80.9982654445946" calcext:value-type="float">
            <text:p/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/>
          </table:table-cell>
          <table:table-cell table:formula="of:=[.D15]/[.C15]" office:value-type="float" office:value="5779.071" calcext:value-type="float">
            <text:p/>
          </table:table-cell>
          <table:table-cell table:formula="of:=[.E15]*[.B15]" office:value-type="float" office:value="175683.7584" calcext:value-type="float">
            <text:p/>
          </table:table-cell>
          <table:table-cell table:formula="of:=[.F15]/1000" office:value-type="float" office:value="175.6837584" calcext:value-type="float">
            <text:p/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/>
          </table:table-cell>
          <table:table-cell table:formula="of:=[.D16]/[.C16]" office:value-type="float" office:value="4436.54494382023" calcext:value-type="float">
            <text:p/>
          </table:table-cell>
          <table:table-cell table:formula="of:=[.E16]*[.B16]" office:value-type="float" office:value="113043.165168539" calcext:value-type="float">
            <text:p/>
          </table:table-cell>
          <table:table-cell table:formula="of:=[.F16]/1000" office:value-type="float" office:value="113.043165168539" calcext:value-type="float">
            <text:p/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/>
          </table:table-cell>
          <table:table-cell table:formula="of:=[.D17]/[.C17]" office:value-type="float" office:value="3291.255" calcext:value-type="float">
            <text:p/>
          </table:table-cell>
          <table:table-cell table:formula="of:=[.E17]*[.B17]" office:value-type="float" office:value="108874.7154" calcext:value-type="float">
            <text:p/>
          </table:table-cell>
          <table:table-cell table:formula="of:=[.F17]/1000" office:value-type="float" office:value="108.8747154" calcext:value-type="float">
            <text:p/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1"/>
        <table:table-column table:style-name="co15" table:default-cell-style-name="ce43"/>
        <table:table-column table:style-name="co16" table:default-cell-style-name="ce43"/>
        <table:table-column table:style-name="co17" table:default-cell-style-name="ce6"/>
        <table:table-column table:style-name="co18" table:default-cell-style-name="ce6"/>
        <table:table-column table:style-name="co19" table:default-cell-style-name="ce61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0" office:value-type="string" calcext:value-type="string">
            <text:p>Power (kW)</text:p>
          </table:table-cell>
          <table:table-cell table:style-name="ce40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H2]/[.F2]" office:value-type="float" office:value="4.18148820326679" calcext:value-type="float">
            <text:p/>
          </table:table-cell>
          <table:table-cell table:formula="of:=([.H3]/[.D3])*[.D2]" office:value-type="float" office:value="20.90744101633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[.F3]*[.G3]" office:value-type="float" office:value="4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1" table:formula="of:=[.H4]/[.F5]" office:value-type="float" office:value="10.2857142857143" calcext:value-type="float">
            <text:p/>
          </table:table-cell>
          <table:table-cell table:formula="of:=[.F5]*[.G5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formula="of:=[.F6]*[.G6]" office:value-type="float" office:value="18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/>
          </table:table-cell>
          <table:table-cell table:style-name="ce49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/>
          </table:table-cell>
          <table:table-cell table:style-name="ce49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4" table:formula="of:=[.H9]/[.F9]" office:value-type="float" office:value="33.3333333333333" calcext:value-type="float">
            <text:p/>
          </table:table-cell>
          <table:table-cell table:style-name="ce53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/>
          </table:table-cell>
          <table:table-cell table:style-name="ce49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formula="of:=[.G11]*[.F11]" office:value-type="float" office:value="124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formula="of:=[.G12]*[.F12]" office:value-type="float" office:value="274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formula="of:=[.G13]*[.F13]" office:value-type="float" office:value="294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/>
          </table:table-cell>
          <table:table-cell table:formula="of:=[.H13]/([.D13]*[.C13]) * ([.C14]*[.D14])" office:value-type="float" office:value="2423.5711092143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15]/[.F15]" office:value-type="float" office:value="77.7777777777778" calcext:value-type="float">
            <text:p/>
          </table:table-cell>
          <table:table-cell table:style-name="ce46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table:formula="of:=[.G16]*[.F16]" office:value-type="float" office:value="416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/>
          </table:table-cell>
          <table:table-cell table:style-name="ce48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18]/[.F18]" office:value-type="float" office:value="100" calcext:value-type="float">
            <text:p/>
          </table:table-cell>
          <table:table-cell table:style-name="ce46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/>
          </table:table-cell>
          <table:table-cell table:formula="of:=([.H12]*[.D19]/[.D12])" office:value-type="float" office:value="3700.9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4" table:formula="of:=[.H20]/[.F20]" office:value-type="float" office:value="116.666666666667" calcext:value-type="float">
            <text:p/>
          </table:table-cell>
          <table:table-cell table:style-name="ce46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/>
          </table:table-cell>
          <table:table-cell table:formula="of:=(([.H11]*[.D21]/[.D11]) + ([.H13]*[.D21]/[.D13])) / 2" office:value-type="float" office:value="1526.9701298080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6" table:formula="of:=[.H22]/[.F22]" office:value-type="float" office:value="102.857142857143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6" table:formula="of:=[.H23]/[.F23]" office:value-type="float" office:value="144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/>
          </table:table-cell>
          <table:table-cell table:formula="of:=(([.H13]*[.D24]/[.D13]) + ([.H11]*[.D24]/[.D11])) /2" office:value-type="float" office:value="1943.2108763038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/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/>
          </table:table-cell>
          <table:table-cell table:formula="of:=([.H21]/([.D14]*[.C14]) * ([.C26]*[.D26]) * [.E26]) /[.E14]" office:value-type="float" office:value="3456.8014786145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4" table:formula="of:=[.H27]/[.F27]" office:value-type="float" office:value="93.75" calcext:value-type="float">
            <text:p/>
          </table:table-cell>
          <table:table-cell table:style-name="ce46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4" table:formula="of:=[.H28]/[.F28]" office:value-type="float" office:value="39.7058325835466" calcext:value-type="float">
            <text:p/>
          </table:table-cell>
          <table:table-cell table:style-name="ce44" table:formula="of:=([.H26]/([.D26]*[.C26]) * ([.C28]*[.D28]) * [.E28]) /[.E26]" office:value-type="float" office:value="1866.1741314266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formula="of:=[.G29]*[.F29]" office:value-type="float" office:value="4671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/>
          </table:table-cell>
          <table:table-cell table:formula="of:=([.H29]/([.D29]*[.C29]) * ([.C30]*[.D30]) * [.E30]) /[.E29]" office:value-type="float" office:value="2426.8346352734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4" table:formula="of:=[.H31]/[.F31]" office:value-type="float" office:value="172.061976422456" calcext:value-type="float">
            <text:p/>
          </table:table-cell>
          <table:table-cell table:style-name="ce44" table:formula="of:=([.H29]/([.D29]*[.C29]) * ([.C31]*[.D31]) * [.E31]) /[.E29]" office:value-type="float" office:value="4645.6733634063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2" table:formula="of:=[.G32]*[.F32]" office:value-type="float" office:value="23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/>
          </table:table-cell>
          <table:table-cell table:formula="of:=[.H29]/([.D29]*[.C29]) * ([.C33]*[.D33])" office:value-type="float" office:value="4703.7479920783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/>
          </table:table-cell>
          <table:table-cell table:formula="of:=([.H26]/([.D26]*[.C26]) * ([.C34]*[.D34]) * [.E34]) /[.E26]" office:value-type="float" office:value="5758.637926266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4" table:formula="of:=[.H35]/[.F35]" office:value-type="float" office:value="100.531656918223" calcext:value-type="float">
            <text:p/>
          </table:table-cell>
          <table:table-cell table:style-name="ce44" table:formula="of:=([.H29]/([.D29]*[.C29]) * ([.C35]*[.D35]) * [.E35]) /[.E29]" office:value-type="float" office:value="3719.6713059742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36]/[.F36]" office:value-type="float" office:value="125.281552876104" calcext:value-type="float">
            <text:p/>
          </table:table-cell>
          <table:table-cell table:style-name="ce44" table:formula="of:=([.H41]/([.D41]*[.C41]) * ([.C36]*[.D36]) * [.E36]) /[.E41]" office:value-type="float" office:value="5512.38832654857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/>
          </table:table-cell>
          <table:table-cell table:formula="of:=([.H30]/([.D30]*[.C30]) * ([.C37]*[.D37]) * [.E37]) /[.E30]" office:value-type="float" office:value="5424.6891847287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/>
          </table:table-cell>
          <table:table-cell table:formula="of:=([.H41]/([.D41]*[.C41]) * ([.C38]*[.D38]) * [.E38]) /[.E41]" office:value-type="float" office:value="6054.3338101001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4" table:formula="of:=[.H39]/[.F39]" office:value-type="float" office:value="168.518516001867" calcext:value-type="float">
            <text:p/>
          </table:table-cell>
          <table:table-cell table:style-name="ce44" table:formula="of:=([.H44]/([.D44]*[.C44]) * ([.C39]*[.D39]) * [.E39]) /[.E44]" office:value-type="float" office:value="5055.5554800560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4" table:formula="of:=[.H40]/[.F40]" office:value-type="float" office:value="144.691640402357" calcext:value-type="float">
            <text:p/>
          </table:table-cell>
          <table:table-cell table:style-name="ce44" table:formula="of:=([.H44]/([.D44]*[.C44]) * ([.C40]*[.D40]) * [.E40]) /[.E44]" office:value-type="float" office:value="4485.4408524730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/>
          </table:table-cell>
          <table:table-cell table:formula="of:=([.H33]/([.D33]*[.C33]) * ([.C41]*[.D41]) * [.E41]) /[.E33]" office:value-type="float" office:value="5282.2863351303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/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/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4" table:formula="of:=[.H44]/[.F44]" office:value-type="float" office:value="167.828033474189" calcext:value-type="float">
            <text:p/>
          </table:table-cell>
          <table:table-cell table:style-name="ce44" table:formula="of:=([.H42]/([.D42]*[.C42]) * ([.C44]*[.D44]) * [.E44]) /[.E42]" office:value-type="float" office:value="6377.46527201918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4" table:formula="of:=[.H45]/[.F45]" office:value-type="float" office:value="145.887657241354" calcext:value-type="float">
            <text:p/>
          </table:table-cell>
          <table:table-cell table:style-name="ce44" table:formula="of:=([.H29]/([.D29]*[.C29]) * ([.C45]*[.D45]) * [.E45]) /[.E29]" office:value-type="float" office:value="7877.9334910331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/>
          </table:table-cell>
          <table:table-cell table:formula="of:=([.H49]/([.D49]*[.C49]) * ([.C46]*[.D46]) * [.E46]) /[.E49]" office:value-type="float" office:value="8030.6191374927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/>
          </table:table-cell>
          <table:table-cell table:style-name="ce48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48]/[.F48]" office:value-type="float" office:value="63.3131139358601" calcext:value-type="float">
            <text:p/>
          </table:table-cell>
          <table:table-cell table:style-name="ce44" table:formula="of:=([.H53]/([.D53]*[.C53]) * ([.C48]*[.D48]) * [.E48]) /[.E53]" office:value-type="float" office:value="1582.827848396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formula="of:=[.G49]*[.F49]" office:value-type="float" office:value="9063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table:formula="of:=[.G50]*[.F50]" office:value-type="float" office:value="913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/>
          </table:table-cell>
          <table:table-cell table:formula="of:=([.H49]/([.D49]*[.C49]) * ([.C51]*[.D51]) * [.E51]) /[.E49]" office:value-type="float" office:value="11592.522934110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G52]*[.F52]" office:value-type="float" office:value="162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/>
          </table:table-cell>
          <table:table-cell table:formula="of:=([.H51]/([.D51]*[.C51]) * ([.C53]*[.D53]) * [.E53]) /[.E51]" office:value-type="float" office:value="2391.6354852144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54]/[.F54]" office:value-type="float" office:value="187.696387026101" calcext:value-type="float">
            <text:p/>
          </table:table-cell>
          <table:table-cell table:style-name="ce44" table:formula="of:=([.H42]/([.D42]*[.C42]) * ([.C54]*[.D54]) * [.E54]) /[.E42]" office:value-type="float" office:value="8258.6410291484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/>
          </table:table-cell>
          <table:table-cell table:formula="of:=([.H51]/([.D51]*[.C51]) * ([.C55]*[.D55]) * [.E55]) /[.E51]" office:value-type="float" office:value="6991.4571428571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/>
          </table:table-cell>
          <table:table-cell table:formula="of:=([.H50]/([.D50]*[.C50]) * ([.C56]*[.D56]) * [.E56]) /[.E50]" office:value-type="float" office:value="8118.8646670476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/>
          </table:table-cell>
          <table:table-cell table:formula="of:=([.H49]/([.D49]*[.C49]) * ([.C57]*[.D57]) * [.E57]) /[.E49]" office:value-type="float" office:value="7829.2905376093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4" table:formula="of:=[.H58]/[.F58]" office:value-type="float" office:value="176.249293851798" calcext:value-type="float">
            <text:p/>
          </table:table-cell>
          <table:table-cell table:style-name="ce44" table:formula="of:=([.H42]/([.D42]*[.C42]) * ([.C58]*[.D58]) * [.E58]) /[.E42]" office:value-type="float" office:value="8459.966104886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/>
          </table:table-cell>
          <table:table-cell table:formula="of:=([.H49]/([.D49]*[.C49]) * ([.C59]*[.D59]) * [.E59]) /[.E49]" office:value-type="float" office:value="7552.7365464389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/>
          </table:table-cell>
          <table:table-cell table:style-name="ce48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/>
          </table:table-cell>
          <table:table-cell table:formula="of:=([.H51]/([.D51]*[.C51]) * ([.C61]*[.D61]) * [.E61]) /[.E51]" office:value-type="float" office:value="8293.2678217409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/>
          </table:table-cell>
          <table:table-cell table:formula="of:=([.H50]/([.D50]*[.C50]) * ([.C62]*[.D62]) * [.E62]) /[.E50]" office:value-type="float" office:value="8609.7727631946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style-name="ce49" table:formula="of:=[.G63]*[.F63]" office:value-type="float" office:value="59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50" table:formula="of:=([.H72]/([.D72]*[.C72]) * ([.C64]*[.D64]) * [.E64]) /[.E72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/>
          </table:table-cell>
          <table:table-cell table:formula="of:=([.H50]/([.D50]*[.C50]) * ([.C65]*[.D65]) * [.E65]) /[.E50]" office:value-type="float" office:value="10208.000705175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4" table:formula="of:=[.H66]/[.F66]" office:value-type="float" office:value="158.819543940025" calcext:value-type="float">
            <text:p/>
          </table:table-cell>
          <table:table-cell table:style-name="ce44" table:formula="of:=([.H61]/([.D61]*[.C61]) * ([.C66]*[.D66]) * [.E66]) /[.E61]" office:value-type="float" office:value="8893.894460641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/>
          </table:table-cell>
          <table:table-cell table:formula="of:=([.H51]/([.D51]*[.C51]) * ([.C67]*[.D67]) * [.E67]) /[.E51]" office:value-type="float" office:value="9714.0563265306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/>
          </table:table-cell>
          <table:table-cell table:formula="of:=([.H50]/([.D50]*[.C50]) * ([.C68]*[.D68]) * [.E68]) /[.E50]" office:value-type="float" office:value="7108.1715279213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0" table:formula="of:=[.H69]/[.F69]" office:value-type="float" office:value="4.00329888027563" calcext:value-type="float">
            <text:p/>
          </table:table-cell>
          <table:table-cell table:style-name="ce50" table:formula="of:=([.H77]/([.D77]*[.C77]) * ([.C69]*[.D69]) * [.E69]) /[.E77]" office:value-type="float" office:value="48.03958656330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0" table:formula="of:=[.H70]/[.F70]" office:value-type="float" office:value="6.46304909560724" calcext:value-type="float">
            <text:p/>
          </table:table-cell>
          <table:table-cell table:style-name="ce50" table:formula="of:=([.H77]/([.D77]*[.C77]) * ([.C70]*[.D70]) * [.E70]) /[.E77]" office:value-type="float" office:value="45.2413436692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0" table:formula="of:=[.H71]/[.F71]" office:value-type="float" office:value="127.447294192027" calcext:value-type="float">
            <text:p/>
          </table:table-cell>
          <table:table-cell table:style-name="ce50" table:formula="of:=([.H50]/([.D50]*[.C50]) * ([.C71]*[.D71]) * [.E71]) /[.E50]" office:value-type="float" office:value="8156.62682828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0" table:formula="of:=[.H72]/[.F72]" office:value-type="float" office:value="113.826046598338" calcext:value-type="float">
            <text:p/>
          </table:table-cell>
          <table:table-cell table:style-name="ce50" table:formula="of:=([.H50]/([.D50]*[.C50]) * ([.C72]*[.D72]) * [.E72]) /[.E50]" office:value-type="float" office:value="6146.606516310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0" table:formula="of:=[.H73]/[.F73]" office:value-type="float" office:value="109.714387392535" calcext:value-type="float">
            <text:p/>
          </table:table-cell>
          <table:table-cell table:style-name="ce50" table:formula="of:=([.H50]/([.D50]*[.C50]) * ([.C73]*[.D73]) * [.E73]) /[.E50]" office:value-type="float" office:value="8118.864667047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0" table:formula="of:=[.H74]/[.F74]" office:value-type="float" office:value="4.60809646856159" calcext:value-type="float">
            <text:p/>
          </table:table-cell>
          <table:table-cell table:style-name="ce50" table:formula="of:=([.H77]/([.D77]*[.C77]) * ([.C74]*[.D74]) * [.E74]) /[.E77]" office:value-type="float" office:value="41.47286821705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75]/[.F75]" office:value-type="float" office:value="226.480633069555" calcext:value-type="float">
            <text:p/>
          </table:table-cell>
          <table:table-cell table:style-name="ce50" table:formula="of:=([.H51]/([.D51]*[.C51]) * ([.C75]*[.D75]) * [.E75]) /[.E51]" office:value-type="float" office:value="14268.279883381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0" table:formula="of:=[.H76]/[.F76]" office:value-type="float" office:value="163.130685649272" calcext:value-type="float">
            <text:p/>
          </table:table-cell>
          <table:table-cell table:style-name="ce50" table:formula="of:=([.H49]/([.D49]*[.C49]) * ([.C76]*[.D76]) * [.E76]) /[.E49]" office:value-type="float" office:value="13376.716223240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G77]*[.F77]" office:value-type="float" office:value="6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0" table:formula="of:=[.H78]/[.F78]" office:value-type="float" office:value="212.040376443346" calcext:value-type="float">
            <text:p/>
          </table:table-cell>
          <table:table-cell table:style-name="ce50" table:formula="of:=([.H87]/([.D87]*[.C87]) * ([.C78]*[.D78]) * [.E78]) /[.E87]" office:value-type="float" office:value="12298.34183371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0" table:formula="of:=[.H79]/[.F79]" office:value-type="float" office:value="10.5" calcext:value-type="float">
            <text:p/>
          </table:table-cell>
          <table:table-cell table:style-name="ce49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0" table:formula="of:=[.H80]/[.F80]" office:value-type="float" office:value="6.06373815676141" calcext:value-type="float">
            <text:p/>
          </table:table-cell>
          <table:table-cell table:style-name="ce50" table:formula="of:=([.H77]/([.D77]*[.C77]) * ([.C80]*[.D80]) * [.E80]) /[.E77]" office:value-type="float" office:value="109.14728682170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formula="of:=[.G81]*[.F81]" office:value-type="float" office:value="11417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/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/>
          </table:table-cell>
          <table:table-cell table:formula="of:=([.H81]/([.D81]*[.C81]) * ([.C83]*[.D83]) * [.E83]) /[.E81]" office:value-type="float" office:value="1141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/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/>
          </table:table-cell>
          <table:table-cell table:style-name="ce48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6]/[.F86]" office:value-type="float" office:value="127.128621147501" calcext:value-type="float">
            <text:p/>
          </table:table-cell>
          <table:table-cell table:formula="of:=((([.H81]/([.D81]*[.C81]) * ([.C86]*[.D86]) * [.E86]) /[.E82]) + (([.H81]/([.D81]*[.C81]) * ([.C86]*[.D86])))) / 2" office:value-type="float" office:value="8644.746238030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7]/[.F87]" office:value-type="float" office:value="132.500601650337" calcext:value-type="float">
            <text:p/>
          </table:table-cell>
          <table:table-cell table:formula="of:=((([.H83]/([.D83]*[.C83]) * ([.C87]*[.D87]) * [.E87]) /[.E83]) + (([.H50]/([.D50]*[.C50]) * ([.C87]*[.D87])))) / 2" office:value-type="float" office:value="11792.5535468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88]/[.F88]" office:value-type="float" office:value="145.72321197265" calcext:value-type="float">
            <text:p/>
          </table:table-cell>
          <table:table-cell table:style-name="ce50" table:formula="of:=([.H73]/([.D73]*[.C73]) * ([.C88]*[.D88]) * [.E88]) /[.E73]" office:value-type="float" office:value="11366.4105338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89]/[.F89]" office:value-type="float" office:value="201.291603151886" calcext:value-type="float">
            <text:p/>
          </table:table-cell>
          <table:table-cell table:style-name="ce50" table:formula="of:=([.H87]/([.D87]*[.C87]) * ([.C89]*[.D89]) * [.E89]) /[.E87]" office:value-type="float" office:value="13285.245808024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0" table:formula="of:=[.H90]/[.F90]" office:value-type="float" office:value="138.96247696793" calcext:value-type="float">
            <text:p/>
          </table:table-cell>
          <table:table-cell table:style-name="ce50" table:formula="of:=([.H76]/([.D76]*[.C76]) * ([.C90]*[.D90]) * [.E90]) /[.E76]" office:value-type="float" office:value="11116.9981574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0" table:formula="of:=[.H91]/[.F91]" office:value-type="float" office:value="257.60693741973" calcext:value-type="float">
            <text:p/>
          </table:table-cell>
          <table:table-cell table:style-name="ce50" table:formula="of:=([.H81]/([.D81]*[.C81]) * ([.C91]*[.D91]) * [.E91]) /[.E81]" office:value-type="float" office:value="28079.1561787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0" table:formula="of:=[.H92]/[.F92]" office:value-type="float" office:value="215.149877397207" calcext:value-type="float">
            <text:p/>
          </table:table-cell>
          <table:table-cell table:style-name="ce50" table:formula="of:=([.H83]/([.D83]*[.C83]) * ([.C92]*[.D92]) * [.E92]) /[.E83]" office:value-type="float" office:value="22805.887004104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0" table:formula="of:=[.H93]/[.F93]" office:value-type="float" office:value="167.599668684294" calcext:value-type="float">
            <text:p/>
          </table:table-cell>
          <table:table-cell table:style-name="ce50" table:formula="of:=([.H81]/([.D81]*[.C81]) * ([.C93]*[.D93]) * [.E93]) /[.E81]" office:value-type="float" office:value="12234.77581395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94]/[.F94]" office:value-type="float" office:value="195.548890819301" calcext:value-type="float">
            <text:p/>
          </table:table-cell>
          <table:table-cell table:style-name="ce50" table:formula="of:=([.H76]/([.D76]*[.C76]) * ([.C94]*[.D94]) * [.E94]) /[.E76]" office:value-type="float" office:value="12319.5801216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0" table:formula="of:=[.H95]/[.F95]" office:value-type="float" office:value="237.894595045867" calcext:value-type="float">
            <text:p/>
          </table:table-cell>
          <table:table-cell table:style-name="ce50" table:formula="of:=((([.H81]/([.D81]*[.C81]) * ([.C95]*[.D95]) * [.E95]) /[.E81]) + (([.H50]/([.D50]*[.C50]) * ([.C95]*[.D95]) * [.E95]) /[.E50])) / 2" office:value-type="float" office:value="16176.832463118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96]/[.F96]" office:value-type="float" office:value="170.493866666667" calcext:value-type="float">
            <text:p/>
          </table:table-cell>
          <table:table-cell table:style-name="ce50" table:formula="of:=([.H81]/([.D81]*[.C81]) * ([.C96]*[.D96]) * [.E96]) /[.E81]" office:value-type="float" office:value="14491.9786666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0" table:formula="of:=[.H97]/95" office:value-type="float" office:value="219.116964504284" calcext:value-type="float">
            <text:p/>
          </table:table-cell>
          <table:table-cell table:style-name="ce50" table:formula="of:=([.H81]/([.D81]*[.C81]) * ([.C97]*[.D97]) * [.E97]) /[.E81]" office:value-type="float" office:value="20816.11162790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0" table:formula="of:=[.H98]/[.F98]" office:value-type="float" office:value="199.388042412902" calcext:value-type="float">
            <text:p/>
          </table:table-cell>
          <table:table-cell table:style-name="ce50" table:formula="of:=([.H83]/([.D83]*[.C83]) * ([.C98]*[.D98]) * [.E98]) /[.E83]" office:value-type="float" office:value="17346.75968992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0" table:formula="of:=[.H99]/[.F99]" office:value-type="float" office:value="187.083577817531" calcext:value-type="float">
            <text:p/>
          </table:table-cell>
          <table:table-cell table:style-name="ce50" table:formula="of:=([.H81]/([.D81]*[.C81]) * ([.C99]*[.D99]) * [.E99]) /[.E81]" office:value-type="float" office:value="12160.43255813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0" table:formula="of:=[.H100]/[.F100]" office:value-type="float" office:value="178.784991971805" calcext:value-type="float">
            <text:p/>
          </table:table-cell>
          <table:table-cell table:style-name="ce50" table:formula="of:=([.H110]/([.D110]*[.C110]) * ([.C100]*[.D100]) * [.E100]) /[.E110]" office:value-type="float" office:value="16090.64927746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0" table:formula="of:=[.H101]/[.F101]" office:value-type="float" office:value="286.197319164352" calcext:value-type="float">
            <text:p/>
          </table:table-cell>
          <table:table-cell table:style-name="ce50" table:formula="of:=([.H110]/([.D110]*[.C110]) * ([.C101]*[.D101]) * [.E101]) /[.E110]" office:value-type="float" office:value="20033.812341504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0" table:formula="of:=[.H102]/[.F102]" office:value-type="float" office:value="93.2244170812055" calcext:value-type="float">
            <text:p/>
          </table:table-cell>
          <table:table-cell table:style-name="ce50" table:formula="of:=([.H110]/([.D110]*[.C110]) * ([.C102]*[.D102]) * [.E102]) /[.E110]" office:value-type="float" office:value="8669.870788552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0" table:formula="of:=[.H103]/[.F103]" office:value-type="float" office:value="276.415891800507" calcext:value-type="float">
            <text:p/>
          </table:table-cell>
          <table:table-cell table:style-name="ce50" table:formula="of:=([.H110]/([.D110]*[.C110]) * ([.C103]*[.D103]) * [.E103]) /[.E110]" office:value-type="float" office:value="21836.85545224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0" table:formula="of:=[.H104]/[.F104]" office:value-type="float" office:value="257.803532499889" calcext:value-type="float">
            <text:p/>
          </table:table-cell>
          <table:table-cell table:style-name="ce50" table:formula="of:=([.H110]/([.D110]*[.C110]) * ([.C104]*[.D104]) * [.E104]) /[.E110]" office:value-type="float" office:value="19593.06846999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105]/[.F105]" office:value-type="float" office:value="263.431623321733" calcext:value-type="float">
            <text:p/>
          </table:table-cell>
          <table:table-cell table:style-name="ce50" table:formula="of:=([.H110]/([.D110]*[.C110]) * ([.C105]*[.D105]) * [.E105]) /[.E110]" office:value-type="float" office:value="17386.4871392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6]/[.F106]" office:value-type="float" office:value="252.834429430305" calcext:value-type="float">
            <text:p/>
          </table:table-cell>
          <table:table-cell table:formula="of:=([.H110]/([.D110]*[.C110]) * ([.C106]*[.D106]) * [.E106]) /[.E110]" office:value-type="float" office:value="22502.26421929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7]/[.F107]" office:value-type="float" office:value="260.283422875136" calcext:value-type="float">
            <text:p/>
          </table:table-cell>
          <table:table-cell table:formula="of:=((([.H110]/([.D110]*[.C110]) * ([.C107]*[.D107]) * [.E107]) /[.E110])+(([.H92]/([.D92]*[.C92]) * ([.C107]*[.D107]) * [.E107]) /[.E92]))/2" office:value-type="float" office:value="27069.4759790141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8]/[.F108]" office:value-type="float" office:value="179.610807113543" calcext:value-type="float">
            <text:p/>
          </table:table-cell>
          <table:table-cell table:style-name="ce50" table:formula="of:=([.H99]/([.D99]*[.C99]) * ([.C108]*[.D108]) * [.E108]) /[.E99]" office:value-type="float" office:value="12931.9781121751" calcext:value-type="float">
            <text:p/>
          </table:table-cell>
          <table:table-cell table:style-name="ce55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9]/95" office:value-type="float" office:value="235.422043302267" calcext:value-type="float">
            <text:p/>
          </table:table-cell>
          <table:table-cell table:formula="of:=([.H107]/([.D107]*[.C107]) * ([.C109]*[.D109]) * [.E109]) /[.E107]" office:value-type="float" office:value="22365.0941137154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[.G110]*[.F110]" office:value-type="float" office:value="237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4" table:formula="of:=[.H111]/[.F111]" office:value-type="float" office:value="555.62752266049" calcext:value-type="float">
            <text:p/>
          </table:table-cell>
          <table:table-cell table:formula="of:=([.H110]/([.D110]*[.C110]) * ([.C111]*[.D111]) * [.E111]) /[.E110]" office:value-type="float" office:value="42783.319244857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4" table:formula="of:=[.H112]/[.F112]" office:value-type="float" office:value="455.360377456139" calcext:value-type="float">
            <text:p/>
          </table:table-cell>
          <table:table-cell table:formula="of:=([.H111]/([.D111]*[.C111]) * ([.C112]*[.D112]) * [.E112]) /[.E111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4" table:formula="of:=[.H113]/[.F113]" office:value-type="float" office:value="196.16731981926" calcext:value-type="float">
            <text:p/>
          </table:table-cell>
          <table:table-cell table:formula="of:=([.H81]/([.D81]*[.C81]) * ([.C113]*[.D113]) * [.E113]) /[.E81]" office:value-type="float" office:value="15104.88362608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4" table:formula="of:=[.H114]/[.F114]" office:value-type="float" office:value="317.390249199656" calcext:value-type="float">
            <text:p/>
          </table:table-cell>
          <table:table-cell table:formula="of:=([.H113]/([.D113]*[.C113]) * ([.C114]*[.D114]) * [.E114]) /[.E113]" office:value-type="float" office:value="30786.8541723666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4" table:formula="of:=[.H115]/[.F115]" office:value-type="float" office:value="183.139534883721" calcext:value-type="float">
            <text:p/>
          </table:table-cell>
          <table:table-cell table:style-name="ce48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4" table:formula="of:=[.H116]/[.F116]" office:value-type="float" office:value="263.934995850373" calcext:value-type="float">
            <text:p/>
          </table:table-cell>
          <table:table-cell table:formula="of:=([.H110]/([.D110]*[.C110]) * ([.C116]*[.D116]) * [.E116]) /[.E110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4" table:formula="of:=[.H117]/[.F117]" office:value-type="float" office:value="225.071225071225" calcext:value-type="float">
            <text:p/>
          </table:table-cell>
          <table:table-cell table:formula="of:=([.H111]/([.D111]*[.C111]) * ([.C117]*[.D117]) * [.E117]) /[.E111]" office:value-type="float" office:value="24307.692307692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1" table:formula="of:=[.H119]/[.F119]" office:value-type="float" office:value="302.293464686627" calcext:value-type="float">
            <text:p/>
          </table:table-cell>
          <table:table-cell table:style-name="ce50" table:formula="of:=([.H112]/([.D112]*[.C112]) * ([.C119]*[.D119]) * [.E119]) /[.E112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1" table:formula="of:=[.H120]/[.F120]" office:value-type="float" office:value="163.114748008654" calcext:value-type="float">
            <text:p/>
          </table:table-cell>
          <table:table-cell table:style-name="ce50" table:formula="of:=([.H113]/([.D113]*[.C113]) * ([.C120]*[.D120]) * [.E120]) /[.E113]" office:value-type="float" office:value="15332.78631281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1]/[.F121]" office:value-type="float" office:value="633.22559793148" calcext:value-type="float">
            <text:p/>
          </table:table-cell>
          <table:table-cell table:style-name="ce50" table:formula="of:=([.H110]/([.D110]*[.C110]) * ([.C121]*[.D121]) * [.E121]) /[.E110]" office:value-type="float" office:value="53824.175824175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1" table:formula="of:=[.H122]/[.F122]" office:value-type="float" office:value="342.768528387257" calcext:value-type="float">
            <text:p/>
          </table:table-cell>
          <table:table-cell table:style-name="ce50" table:formula="of:=([.H110]/([.D110]*[.C110]) * ([.C122]*[.D122]) * [.E122]) /[.E110]" office:value-type="float" office:value="28381.234150464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123]/[.F123]" office:value-type="float" office:value="360.084862347306" calcext:value-type="float">
            <text:p/>
          </table:table-cell>
          <table:table-cell table:style-name="ce50" table:formula="of:=([.H110]/([.D110]*[.C110]) * ([.C123]*[.D123]) * [.E123]) /[.E110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1" table:formula="of:=[.H124]/[.F124]" office:value-type="float" office:value="200.96187715666" calcext:value-type="float">
            <text:p/>
          </table:table-cell>
          <table:table-cell table:style-name="ce50" table:formula="of:=([.H162]/([.D162]*[.C162]) * ([.C124]*[.D124]) * [.E124]) /[.E162]" office:value-type="float" office:value="19694.263961352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25]/[.F125]" office:value-type="float" office:value="334.17576087507" calcext:value-type="float">
            <text:p/>
          </table:table-cell>
          <table:table-cell table:style-name="ce50" table:formula="of:=([.H110]/([.D110]*[.C110]) * ([.C125]*[.D125]) * [.E125]) /[.E110]" office:value-type="float" office:value="41437.794348508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1" table:formula="of:=[.H126]/[.F126]" office:value-type="float" office:value="187.404648178513" calcext:value-type="float">
            <text:p/>
          </table:table-cell>
          <table:table-cell table:style-name="ce50" table:formula="of:=([.H110]/([.D110]*[.C110]) * ([.C126]*[.D126]) * [.E126]) /[.E110]" office:value-type="float" office:value="15554.585798816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1" table:formula="of:=[.H127]/[.F127]" office:value-type="float" office:value="203.577421430464" calcext:value-type="float">
            <text:p/>
          </table:table-cell>
          <table:table-cell table:style-name="ce50" table:formula="of:=([.H110]/([.D110]*[.C110]) * ([.C127]*[.D127]) * [.E127]) /[.E110]" office:value-type="float" office:value="13639.68723584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128]/[.F128]" office:value-type="float" office:value="232.126935235471" calcext:value-type="float">
            <text:p/>
          </table:table-cell>
          <table:table-cell table:style-name="ce50" table:formula="of:=([.H111]/([.D111]*[.C111]) * ([.C128]*[.D128]) * [.E128]) /[.E111]" office:value-type="float" office:value="16945.26627218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9]/[.F129]" office:value-type="float" office:value="157.0905285191" calcext:value-type="float">
            <text:p/>
          </table:table-cell>
          <table:table-cell table:style-name="ce50" table:formula="of:=([.H110]/([.D110]*[.C110]) * ([.C129]*[.D129]) * [.E129]) /[.E110]" office:value-type="float" office:value="13352.69492412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1" table:formula="of:=[.H130]/[.F130]" office:value-type="float" office:value="80.0472701901273" calcext:value-type="float">
            <text:p/>
          </table:table-cell>
          <table:table-cell table:style-name="ce50" table:formula="of:=([.H112]/([.D112]*[.C112]) * ([.C130]*[.D130]) * [.E130]) /[.E112]" office:value-type="float" office:value="5763.4034536891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131]/[.F131]" office:value-type="float" office:value="185.034516765286" calcext:value-type="float">
            <text:p/>
          </table:table-cell>
          <table:table-cell table:style-name="ce50" table:formula="of:=([.H101]/([.D101]*[.C101]) * ([.C131]*[.D131]) * [.E131]) /[.E101]" office:value-type="float" office:value="14432.69230769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32]/[.F132]" office:value-type="string" office:string-value="" calcext:value-type="error">
            <text:p/>
          </table:table-cell>
          <table:table-cell table:style-name="ce50" table:formula="of:=([.H150]/([.D150]*[.C150]) * ([.C132]*[.D132]) * [.E132]) /[.E150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1" table:formula="of:=[.H133]/[.F133]" office:value-type="float" office:value="307.98684266735" calcext:value-type="float">
            <text:p/>
          </table:table-cell>
          <table:table-cell table:style-name="ce50" table:formula="of:=([.H174]/([.D174]*[.C174]) * ([.C133]*[.D133]) * [.E133]) /[.E174]" office:value-type="float" office:value="28334.78952539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1" table:formula="of:=[.H134]/[.F134]" office:value-type="float" office:value="114.020159389742" calcext:value-type="float">
            <text:p/>
          </table:table-cell>
          <table:table-cell table:style-name="ce50" table:formula="of:=([.H162]/([.D162]*[.C162]) * ([.C134]*[.D134]) * [.E134]) /[.E162]" office:value-type="float" office:value="4674.8265349794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67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1" table:formula="of:=[.H135]/[.F135]" office:value-type="float" office:value="85.8494379108875" calcext:value-type="float">
            <text:p/>
          </table:table-cell>
          <table:table-cell table:style-name="ce50" table:formula="of:=([.H134]/[.H52])*[.H63]" office:value-type="float" office:value="1716.988758217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0" calcext:value-type="float">
            <text:p>50</text:p>
          </table:table-cell>
          <table:table-cell table:style-name="ce67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1" table:formula="of:=[.H136]/[.F136]" office:value-type="float" office:value="383.487637030121" calcext:value-type="float">
            <text:p/>
          </table:table-cell>
          <table:table-cell table:style-name="ce50" table:formula="of:=([.H174]/([.D174]*[.C174]) * ([.C136]*[.D136]) * [.E136]) /[.E174]" office:value-type="float" office:value="32212.96151053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57" calcext:value-type="float">
            <text:p>357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1" table:formula="of:=[.H137]/[.F137]" office:value-type="float" office:value="261.316804346242" calcext:value-type="float">
            <text:p/>
          </table:table-cell>
          <table:table-cell table:style-name="ce50" table:formula="of:=([.H174]/([.D174]*[.C174]) * ([.C137]*[.D137]) * [.E137]) /[.E174]" office:value-type="float" office:value="26654.31404331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67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1" table:formula="of:=[.H138]/[.F138]" office:value-type="string" office:string-value="" calcext:value-type="error">
            <text:p/>
          </table:table-cell>
          <table:table-cell table:style-name="ce50" table:formula="of:=([.H150]/([.D150]*[.C150]) * ([.C138]*[.D138]) * [.E138]) /[.E150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60" calcext:value-type="float">
            <text:p>46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1" table:formula="of:=[.H139]/[.F139]" office:value-type="float" office:value="339.488777115859" calcext:value-type="float">
            <text:p/>
          </table:table-cell>
          <table:table-cell table:style-name="ce50" table:formula="of:=([.H174]/([.D174]*[.C174]) * ([.C139]*[.D139]) * [.E139]) /[.E174]" office:value-type="float" office:value="32930.411380238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00" calcext:value-type="float">
            <text:p>30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1" table:formula="of:=[.H140]/[.F140]" office:value-type="float" office:value="48.5939198164473" calcext:value-type="float">
            <text:p/>
          </table:table-cell>
          <table:table-cell table:style-name="ce50" table:formula="of:=([.H110]/([.D110]*[.C110]) * ([.C140]*[.D140]) * [.E140]) /[.E110]" office:value-type="float" office:value="2332.5081511894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1" table:formula="of:=[.H141]/[.F141]" office:value-type="float" office:value="186.907778353891" calcext:value-type="float">
            <text:p/>
          </table:table-cell>
          <table:table-cell table:style-name="ce50" table:formula="of:=([.H174]/([.D174]*[.C174]) * ([.C141]*[.D141]) * [.E141]) /[.E174]" office:value-type="float" office:value="20372.94784057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5" calcext:value-type="float">
            <text:p>25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1" table:formula="of:=[.H142]/[.F142]" office:value-type="float" office:value="284.930001281558" calcext:value-type="float">
            <text:p/>
          </table:table-cell>
          <table:table-cell table:style-name="ce50" table:formula="of:=([.H174]/([.D174]*[.C174]) * ([.C142]*[.D142]) * [.E142]) /[.E174]" office:value-type="float" office:value="32482.020146097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0" calcext:value-type="float">
            <text:p>38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1" table:formula="of:=[.H143]/[.F143]" office:value-type="string" office:string-value="" calcext:value-type="error">
            <text:p/>
          </table:table-cell>
          <table:table-cell table:style-name="ce50" table:formula="of:=([.H150]/([.D150]*[.C150]) * ([.C143]*[.D143]) * [.E143]) /[.E150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1" table:formula="of:=[.H144]/[.F144]" office:value-type="string" office:string-value="" calcext:value-type="error">
            <text:p/>
          </table:table-cell>
          <table:table-cell table:style-name="ce50" table:formula="of:=([.H150]/([.D150]*[.C150]) * ([.C144]*[.D144]) * [.E144]) /[.E150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15" calcext:value-type="float">
            <text:p>415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1" table:formula="of:=[.H145]/[.F145]" office:value-type="float" office:value="342.643543936093" calcext:value-type="float">
            <text:p/>
          </table:table-cell>
          <table:table-cell table:style-name="ce50" table:formula="of:=([.H174]/([.D174]*[.C174]) * ([.C145]*[.D145]) * [.E145]) /[.E174]" office:value-type="float" office:value="37005.50274509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3" calcext:value-type="float">
            <text:p>383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1" table:formula="of:=[.H146]/[.F146]" office:value-type="float" office:value="407.702325220746" calcext:value-type="float">
            <text:p/>
          </table:table-cell>
          <table:table-cell table:style-name="ce50" table:formula="of:=([.H174]/([.D174]*[.C174]) * ([.C146]*[.D146]) * [.E146]) /[.E174]" office:value-type="float" office:value="48516.576701268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1" table:formula="of:=[.H147]/[.F147]" office:value-type="string" office:string-value="" calcext:value-type="error">
            <text:p/>
          </table:table-cell>
          <table:table-cell table:style-name="ce50" table:formula="of:=((([.H162]/([.D162]*[.C162])*([.C147]*[.D147])*[.E147])/[.E162])+(([.H150]/([.D150]*[.C150])*([.C147]*[.D147])*[.E147])/[.E150]))/2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2.75" calcext:value-type="float">
            <text:p>252.7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1" table:formula="of:=[.H148]/[.F148]" office:value-type="float" office:value="668.628780494927" calcext:value-type="float">
            <text:p/>
          </table:table-cell>
          <table:table-cell table:style-name="ce50" table:formula="of:=([.H179]/([.D179]*[.C179]) * ([.C148]*[.D148]) * [.E148]) /[.E179]" office:value-type="float" office:value="88927.627805825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25" calcext:value-type="float">
            <text:p>52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1" table:formula="of:=[.H149]/[.F149]" office:value-type="float" office:value="474.655537259093" calcext:value-type="float">
            <text:p/>
          </table:table-cell>
          <table:table-cell table:style-name="ce50" table:formula="of:=([.H174]/([.D174]*[.C174]) * ([.C149]*[.D149]) * [.E149]) /[.E174]" office:value-type="float" office:value="50313.486949463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35" calcext:value-type="float">
            <text:p>33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1" table:formula="of:=[.H150]/[.F150]" office:value-type="string" office:string-value="" calcext:value-type="error">
            <text:p/>
          </table:table-cell>
          <table:table-cell table:style-name="ce50" table:formula="of:=([.H150]/([.D150]*[.C150]) * ([.C150]*[.D150]) * [.E150]) /[.E150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4" table:formula="of:=[.H151]/[.F151]" office:value-type="float" office:value="355.203958873396" calcext:value-type="float">
            <text:p/>
          </table:table-cell>
          <table:table-cell table:formula="of:=([.H174]/([.D174]*[.C174]) * ([.C151]*[.D151]) * [.E151]) /[.E174]" office:value-type="float" office:value="35875.599846213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7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4" table:formula="of:=[.H152]/[.F152]" office:value-type="float" office:value="127.210228140358" calcext:value-type="float">
            <text:p/>
          </table:table-cell>
          <table:table-cell table:formula="of:=([.H141]/([.D141]*[.C141]) * ([.C152]*[.D152]) * [.E152]) /[.E141]" office:value-type="float" office:value="11830.551217053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table:formula="of:=[.H153]/[.F153]" office:value-type="float" office:value="307.20166819802" calcext:value-type="float">
            <text:p/>
          </table:table-cell>
          <table:table-cell table:formula="of:=([.H174]/([.D174]*[.C174]) * ([.C153]*[.D153]) * [.E153]) /[.E174]" office:value-type="float" office:value="36249.796847366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4" table:formula="of:=[.H154]/[.F154]" office:value-type="float" office:value="354.765512073692" calcext:value-type="float">
            <text:p/>
          </table:table-cell>
          <table:table-cell table:formula="of:=([.H162]/([.D162]*[.C162]) * ([.C154]*[.D154]) * [.E154]) /[.E162]" office:value-type="float" office:value="52860.0612989801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4" table:formula="of:=[.H155]/[.F155]" office:value-type="float" office:value="183.938717196683" calcext:value-type="float">
            <text:p/>
          </table:table-cell>
          <table:table-cell table:formula="of:=([.H174]/([.D174]*[.C174]) * ([.C155]*[.D155]) * [.E155]) /[.E174]" office:value-type="float" office:value="15450.852244521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7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4" table:formula="of:=[.H156]/[.F156]" office:value-type="string" office:string-value="" calcext:value-type="error">
            <text:p/>
          </table:table-cell>
          <table:table-cell table:formula="of:=([.H150]/([.D150]*[.C150]) * ([.C156]*[.D156]) * [.E156]) /[.E150]" office:value-type="string" office:string-value="" calcext:value-type="error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4" table:formula="of:=[.H157]/[.F157]" office:value-type="float" office:value="307.976061456769" calcext:value-type="float">
            <text:p/>
          </table:table-cell>
          <table:table-cell table:formula="of:=([.H174]/([.D174]*[.C174])*([.C157]*[.D157])*[.E157])/[.E174]" office:value-type="float" office:value="32645.4625144175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/>
          </table:table-cell>
          <table:table-cell table:style-name="ce7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4" table:formula="of:=[.H158]/[.F158]" office:value-type="float" office:value="425.363907469381" calcext:value-type="float">
            <text:p/>
          </table:table-cell>
          <table:table-cell table:formula="of:=([.H174]/([.D174]*[.C174])*([.C158]*[.D158])*[.E158])/[.E174]" office:value-type="float" office:value="86348.873216284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7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4" table:formula="of:=[.H159]/[.F159]" office:value-type="float" office:value="499.409239246638" calcext:value-type="float">
            <text:p/>
          </table:table-cell>
          <table:table-cell table:formula="of:=([.H182]/([.D182]*[.C182])*([.C159]*[.D159])*[.E159])/[.E182]" office:value-type="float" office:value="73912.567408502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4" table:formula="of:=[.H160]/[.F160]" office:value-type="float" office:value="683.468788934699" calcext:value-type="float">
            <text:p/>
          </table:table-cell>
          <table:table-cell table:formula="of:=([.H179]/([.D179]*[.C179])*([.C160]*[.D160])*[.E160])/[.E179]" office:value-type="float" office:value="99786.443184466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4" table:formula="of:=[.H161]/[.F161]" office:value-type="float" office:value="312.936273302127" calcext:value-type="float">
            <text:p/>
          </table:table-cell>
          <table:table-cell table:formula="of:=([.H182]/([.D182]*[.C182])*([.C161]*[.D161])*[.E161])/[.E182]" office:value-type="float" office:value="30041.8822370042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formula="of:=[.G162]*[.F162]" office:value-type="float" office:value="4089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/>
          </table:table-cell>
          <table:table-cell table:style-name="ce9" office:value-type="float" office:value="180" calcext:value-type="float">
            <text:p>180</text:p>
          </table:table-cell>
          <table:table-cell table:style-name="ce39" office:value-type="float" office:value="79" calcext:value-type="float">
            <text:p>79</text:p>
          </table:table-cell>
          <table:table-cell table:style-name="ce44" table:formula="of:=[.H163]/[.F163]" office:value-type="float" office:value="264.796236695721" calcext:value-type="float">
            <text:p/>
          </table:table-cell>
          <table:table-cell table:formula="of:=([.H174]/([.D174]*[.C174])*([.C163]*[.D163])*[.E163])/[.E174]" office:value-type="float" office:value="20918.902698961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4]/[.F164]" office:value-type="float" office:value="430.086775615231" calcext:value-type="float">
            <text:p/>
          </table:table-cell>
          <table:table-cell table:formula="of:=([.H182]/([.D182]*[.C182])*([.C164]*[.D164])*[.E164])/[.E182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5]/[.F165]" office:value-type="float" office:value="159.858105856722" calcext:value-type="float">
            <text:p/>
          </table:table-cell>
          <table:table-cell table:formula="of:=([.H197]/([.D197]*[.C197])*([.C165]*[.D165])*[.E165])/[.E197]" office:value-type="float" office:value="15985.810585672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/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32" calcext:value-type="float">
            <text:p>132</text:p>
          </table:table-cell>
          <table:table-cell table:style-name="ce44" table:formula="of:=[.H166]/[.F166]" office:value-type="float" office:value="269.536537229271" calcext:value-type="float">
            <text:p/>
          </table:table-cell>
          <table:table-cell table:formula="of:=([.H174]/([.D174]*[.C174])*([.C166]*[.D166])*[.E166])/[.E174]" office:value-type="float" office:value="35578.8229142637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39" office:value-type="float" office:value="62" calcext:value-type="float">
            <text:p>62</text:p>
          </table:table-cell>
          <table:table-cell table:style-name="ce44" table:formula="of:=[.H167]/[.F167]" office:value-type="float" office:value="157.898323638964" calcext:value-type="float">
            <text:p/>
          </table:table-cell>
          <table:table-cell table:formula="of:=([.H152]/([.D152]*[.C152])*([.C167]*[.D167])*[.E167])/[.E152]" office:value-type="float" office:value="9789.6960656157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98" calcext:value-type="float">
            <text:p>98</text:p>
          </table:table-cell>
          <table:table-cell table:style-name="ce44" table:formula="of:=[.H168]/[.F168]" office:value-type="float" office:value="154.489026983342" calcext:value-type="float">
            <text:p/>
          </table:table-cell>
          <table:table-cell table:formula="of:=([.H174]/([.D174]*[.C174])*([.C168]*[.D168])*[.E168])/[.E174]" office:value-type="float" office:value="15139.924644367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formula="of:=[.H169]/[.F169]" office:value-type="float" office:value="417.986650761902" calcext:value-type="float">
            <text:p/>
          </table:table-cell>
          <table:table-cell table:formula="of:=([.H182]/([.D182]*[.C182])*([.C169]*[.D169])*[.E169])/[.E182]" office:value-type="float" office:value="49322.424789904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39" office:value-type="float" office:value="112" calcext:value-type="float">
            <text:p>112</text:p>
          </table:table-cell>
          <table:table-cell table:style-name="ce44" table:formula="of:=[.H170]/[.F170]" office:value-type="float" office:value="445.103131586872" calcext:value-type="float">
            <text:p/>
          </table:table-cell>
          <table:table-cell table:formula="of:=([.H182]/([.D182]*[.C182])*([.C170]*[.D170])*[.E170])/[.E182]" office:value-type="float" office:value="49851.550737729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/>
          </table:table-cell>
          <table:table-cell table:style-name="ce9" office:value-type="float" office:value="160" calcext:value-type="float">
            <text:p>160</text:p>
          </table:table-cell>
          <table:table-cell table:style-name="ce39" office:value-type="float" office:value="76" calcext:value-type="float">
            <text:p>76</text:p>
          </table:table-cell>
          <table:table-cell table:style-name="ce44" table:formula="of:=[.H171]/[.F171]" office:value-type="float" office:value="117.859738102653" calcext:value-type="float">
            <text:p/>
          </table:table-cell>
          <table:table-cell table:formula="of:=([.H140]/([.D140]*[.C140])*([.C171]*[.D171])*[.E171])/[.E140]" office:value-type="float" office:value="8957.340095801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79" calcext:value-type="float">
            <text:p>179</text:p>
          </table:table-cell>
          <table:table-cell table:style-name="ce44" table:formula="of:=[.H172]/[.F172]" office:value-type="float" office:value="675.90227763101" calcext:value-type="float">
            <text:p/>
          </table:table-cell>
          <table:table-cell table:formula="of:=([.H179]/([.D179]*[.C179])*([.C172]*[.D172])*[.E172])/[.E179]" office:value-type="float" office:value="120986.50769595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44" table:formula="of:=[.H173]/[.F173]" office:value-type="float" office:value="352.544379709316" calcext:value-type="float">
            <text:p/>
          </table:table-cell>
          <table:table-cell table:formula="of:=([.H197]/([.D197]*[.C197])*([.C173]*[.D173])*[.E173])/[.E197]" office:value-type="float" office:value="41247.6924259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4" table:formula="of:=[.H174]/[.F174]" office:value-type="float" office:value="459.610292841759" calcext:value-type="float">
            <text:p/>
          </table:table-cell>
          <table:table-cell table:formula="of:=([.H197]/([.D197]*[.C197])*([.C174]*[.D174])*[.E174])/[.E197]" office:value-type="float" office:value="51935.963091118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4" table:formula="of:=[.H175]/[.F175]" office:value-type="float" office:value="186.435346496322" calcext:value-type="float">
            <text:p/>
          </table:table-cell>
          <table:table-cell table:formula="of:=([.H182]/([.D182]*[.C182])*([.C175]*[.D175])*[.E175])/[.E182]" office:value-type="float" office:value="31321.138211382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2" office:value-type="float" office:value="653" calcext:value-type="float">
            <text:p>653</text:p>
          </table:table-cell>
          <table:table-cell table:style-name="ce42" table:formula="of:=[.G176]*[.F176]" office:value-type="float" office:value="1306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4" table:formula="of:=[.H177]/[.F177]" office:value-type="float" office:value="440.752058399117" calcext:value-type="float">
            <text:p/>
          </table:table-cell>
          <table:table-cell table:formula="of:=([.H182]/([.D182]*[.C182])*([.C177]*[.D177])*[.E177])/[.E182]" office:value-type="float" office:value="52449.4949494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4" table:formula="of:=[.H178]/[.F178]" office:value-type="float" office:value="296.77693194925" calcext:value-type="float">
            <text:p/>
          </table:table-cell>
          <table:table-cell table:formula="of:=([.H197]/([.D197]*[.C197])*([.C178]*[.D178])*[.E178])/[.E197]" office:value-type="float" office:value="32645.46251441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2" office:value-type="float" office:value="687" calcext:value-type="float">
            <text:p>687</text:p>
          </table:table-cell>
          <table:table-cell table:style-name="ce42" table:formula="of:=[.G179]*[.F179]" office:value-type="float" office:value="108546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4" table:formula="of:=[.H180]/[.F180]" office:value-type="float" office:value="151.344491784458" calcext:value-type="float">
            <text:p/>
          </table:table-cell>
          <table:table-cell table:formula="of:=([.H162]/([.D162]*[.C162])*([.C180]*[.D180])*[.E180])/[.E162]" office:value-type="float" office:value="14529.071211307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4" table:formula="of:=[.H181]/[.F181]" office:value-type="float" office:value="280.282730621128" calcext:value-type="float">
            <text:p/>
          </table:table-cell>
          <table:table-cell table:formula="of:=([.H176]/([.D176]*[.C176])*([.C181]*[.D181])*[.E181])/[.E176]" office:value-type="float" office:value="40360.71320944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table:formula="of:=[.G182]*[.F182]" office:value-type="float" office:value="1005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4" table:formula="of:=[.H183]/[.F183]" office:value-type="float" office:value="802.52127239719" calcext:value-type="float">
            <text:p/>
          </table:table-cell>
          <table:table-cell table:formula="of:=([.H179]/([.D179]*[.C179])*([.C183]*[.D183])*[.E183])/[.E179]" office:value-type="float" office:value="144453.8290314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84]/[.F184]" office:value-type="float" office:value="430.086775615231" calcext:value-type="float">
            <text:p/>
          </table:table-cell>
          <table:table-cell table:formula="of:=([.H182]/([.D182]*[.C182])*([.C184]*[.D184])*[.E184])/[.E182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39" calcext:value-type="float">
            <text:p>139</text:p>
          </table:table-cell>
          <table:table-cell table:style-name="ce44" table:formula="of:=[.H185]/[.F185]" office:value-type="float" office:value="159.982242439354" calcext:value-type="float">
            <text:p/>
          </table:table-cell>
          <table:table-cell table:formula="of:=([.H111]/([.D111]*[.C111]) * ([.C185]*[.D185]) * [.E185]) /[.E111]" office:value-type="float" office:value="22237.531699070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67" calcext:value-type="float">
            <text:p>167</text:p>
          </table:table-cell>
          <table:table-cell table:style-name="ce44" table:formula="of:=[.H186]/[.F186]" office:value-type="float" office:value="575.462485338601" calcext:value-type="float">
            <text:p/>
          </table:table-cell>
          <table:table-cell table:formula="of:=([.H205]/([.D205]*[.C205]) * ([.C186]*[.D186]) * [.E186]) /[.E205]" office:value-type="float" office:value="96102.23505154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39" office:value-type="float" office:value="133" calcext:value-type="float">
            <text:p>133</text:p>
          </table:table-cell>
          <table:table-cell table:style-name="ce44" table:formula="of:=[.H187]/[.F187]" office:value-type="float" office:value="328.01660899654" calcext:value-type="float">
            <text:p/>
          </table:table-cell>
          <table:table-cell table:formula="of:=([.H197]/([.D197]*[.C197]) * ([.C187]*[.D187]) * [.E187]) /[.E197]" office:value-type="float" office:value="43626.2089965398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48" calcext:value-type="float">
            <text:p>148</text:p>
          </table:table-cell>
          <table:table-cell table:style-name="ce44" table:formula="of:=[.H188]/[.F188]" office:value-type="float" office:value="446.587108172474" calcext:value-type="float">
            <text:p/>
          </table:table-cell>
          <table:table-cell table:formula="of:=([.H182]/([.D182]*[.C182]) * ([.C188]*[.D188]) * [.E188]) /[.E182]" office:value-type="float" office:value="66094.892009526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39" office:value-type="float" office:value="106" calcext:value-type="float">
            <text:p>106</text:p>
          </table:table-cell>
          <table:table-cell table:style-name="ce44" table:formula="of:=[.H189]/[.F189]" office:value-type="float" office:value="83.2312203657839" calcext:value-type="float">
            <text:p/>
          </table:table-cell>
          <table:table-cell table:formula="of:=([.H140]/([.D140]*[.C140])*([.C189]*[.D189])*[.E189])/[.E140]" office:value-type="float" office:value="8822.5093587730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52" calcext:value-type="float">
            <text:p>152</text:p>
          </table:table-cell>
          <table:table-cell table:style-name="ce44" table:formula="of:=[.H190]/[.F190]" office:value-type="float" office:value="344.655132641292" calcext:value-type="float">
            <text:p/>
          </table:table-cell>
          <table:table-cell table:formula="of:=([.H197]/([.D197]*[.C197])*([.C190]*[.D190])*[.E190])/[.E197]" office:value-type="float" office:value="52387.58016147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21" calcext:value-type="float">
            <text:p>121</text:p>
          </table:table-cell>
          <table:table-cell table:style-name="ce44" table:formula="of:=[.H191]/[.F191]" office:value-type="float" office:value="318.711956521739" calcext:value-type="float">
            <text:p/>
          </table:table-cell>
          <table:table-cell table:formula="of:=([.H162]/([.D162]*[.C162])*([.C191]*[.D191])*[.E191])/[.E162]" office:value-type="float" office:value="38564.14673913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9" calcext:value-type="float">
            <text:p>109</text:p>
          </table:table-cell>
          <table:table-cell table:style-name="ce44" table:formula="of:=[.H192]/[.F192]" office:value-type="float" office:value="323.175518237516" calcext:value-type="float">
            <text:p/>
          </table:table-cell>
          <table:table-cell table:formula="of:=([.H197]/([.D197]*[.C197])*([.C192]*[.D192])*[.E192])/[.E197]" office:value-type="float" office:value="35226.131487889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37" calcext:value-type="float">
            <text:p>137</text:p>
          </table:table-cell>
          <table:table-cell table:style-name="ce44" table:formula="of:=[.H193]/[.F193]" office:value-type="float" office:value="470.728197542543" calcext:value-type="float">
            <text:p/>
          </table:table-cell>
          <table:table-cell table:formula="of:=([.H205]/([.D205]*[.C205])*([.C193]*[.D193])*[.E193])/[.E205]" office:value-type="float" office:value="64489.763063328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45" calcext:value-type="float">
            <text:p>145</text:p>
          </table:table-cell>
          <table:table-cell table:style-name="ce44" table:formula="of:=[.H194]/[.F194]" office:value-type="float" office:value="440.357504585147" calcext:value-type="float">
            <text:p/>
          </table:table-cell>
          <table:table-cell table:formula="of:=([.H182]/([.D182]*[.C182])*([.C194]*[.D194])*[.E194])/[.E182]" office:value-type="float" office:value="63851.83816484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77" calcext:value-type="float">
            <text:p>77</text:p>
          </table:table-cell>
          <table:table-cell table:style-name="ce44" table:formula="of:=[.H195]/[.F195]" office:value-type="float" office:value="229.02040673667" calcext:value-type="float">
            <text:p/>
          </table:table-cell>
          <table:table-cell table:formula="of:=([.H197]/([.D197]*[.C197])*([.C195]*[.D195])*[.E195])/[.E197]" office:value-type="float" office:value="17634.571318723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44" table:formula="of:=[.H196]/[.F196]" office:value-type="float" office:value="279.373346433708" calcext:value-type="float">
            <text:p/>
          </table:table-cell>
          <table:table-cell table:formula="of:=([.H197]/([.D197]*[.C197])*([.C196]*[.D196])*[.E196])/[.E197]" office:value-type="float" office:value="30172.32141484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formula="of:=[.G197]*[.F197]" office:value-type="float" office:value="41952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1" table:formula="of:=[.H198]/[.F198]" office:value-type="float" office:value="747.379515109565" calcext:value-type="float">
            <text:p/>
          </table:table-cell>
          <table:table-cell table:style-name="ce50" table:formula="of:=([.H179]/([.D179]*[.C179])*([.C198]*[.D198])*[.E198])/[.E179]" office:value-type="float" office:value="106875.2706606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1" table:formula="of:=[.H199]/[.F199]" office:value-type="float" office:value="438.96400588633" calcext:value-type="float">
            <text:p/>
          </table:table-cell>
          <table:table-cell table:style-name="ce50" table:formula="of:=([.H197]/([.D197]*[.C197])*([.C199]*[.D199])*[.E199])/[.E197]" office:value-type="float" office:value="50919.82468281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1" table:formula="of:=[.H200]/[.F200]" office:value-type="float" office:value="353.313344347808" calcext:value-type="float">
            <text:p/>
          </table:table-cell>
          <table:table-cell table:style-name="ce50" table:formula="of:=([.H197]/([.D197]*[.C197])*([.C200]*[.D200])*[.E200])/[.E197]" office:value-type="float" office:value="39217.78122260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1" table:formula="of:=[.H201]/[.F201]" office:value-type="float" office:value="276.167422786108" calcext:value-type="float">
            <text:p/>
          </table:table-cell>
          <table:table-cell table:style-name="ce50" table:formula="of:=([.H197]/([.D197]*[.C197])*([.C201]*[.D201])*[.E201])/[.E197]" office:value-type="float" office:value="29826.08166089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202]/[.F202]" office:value-type="float" office:value="209.081977017386" calcext:value-type="float">
            <text:p/>
          </table:table-cell>
          <table:table-cell table:style-name="ce50" table:formula="of:=([.H197]/([.D197]*[.C197])*([.C202]*[.D202])*[.E202])/[.E197]" office:value-type="float" office:value="17144.722115425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1" table:formula="of:=[.H203]/[.F203]" office:value-type="float" office:value="766.596523435921" calcext:value-type="float">
            <text:p/>
          </table:table-cell>
          <table:table-cell table:style-name="ce50" table:formula="of:=([.H176]/([.D176]*[.C176])*([.C203]*[.D203])*[.E203])/[.E176]" office:value-type="float" office:value="133387.7950778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1" table:formula="of:=[.H204]/[.F204]" office:value-type="float" office:value="500.660167724457" calcext:value-type="float">
            <text:p/>
          </table:table-cell>
          <table:table-cell table:style-name="ce50" table:formula="of:=([.H176]/([.D176]*[.C176])*([.C204]*[.D204])*[.E204])/[.E176]" office:value-type="float" office:value="88116.189519504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formula="of:=[.G205]*[.F205]" office:value-type="float" office:value="8493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1" table:formula="of:=[.H206]/[.F206]" office:value-type="float" office:value="471.211075931504" calcext:value-type="float">
            <text:p/>
          </table:table-cell>
          <table:table-cell table:style-name="ce50" table:formula="of:=([.H205]/([.D205]*[.C205])*([.C206]*[.D206])*[.E206])/[.E205]" office:value-type="float" office:value="57958.962339575" calcext:value-type="float">
            <text:p/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4:01:15.251432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5-31T14:03:52.302480632</dc:date>
    <meta:editing-duration>P14DT51M50S</meta:editing-duration>
    <meta:editing-cycles>832</meta:editing-cycles>
    <meta:generator>LibreOffice/4.2.3.3$Linux_x86 LibreOffice_project/420m0$Build-3</meta:generator>
    <dc:creator>James Petts</dc:creator>
    <meta:document-statistic meta:table-count="3" meta:cell-count="2422" meta:object-count="0"/>
  </office:meta>
</office:document-meta>
</file>